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12085" officeooo:paragraph-rsid="00112085"/>
    </style:style>
    <style:style style:name="P2" style:family="paragraph" style:parent-style-name="Standard" style:list-style-name="L1">
      <style:text-properties officeooo:rsid="00112085" officeooo:paragraph-rsid="00112085"/>
    </style:style>
    <style:style style:name="P3" style:family="paragraph" style:parent-style-name="Standard" style:list-style-name="L1">
      <style:text-properties officeooo:rsid="00116de5" officeooo:paragraph-rsid="00116de5"/>
    </style:style>
    <style:style style:name="P4" style:family="paragraph" style:parent-style-name="Standard">
      <style:text-properties officeooo:rsid="00116de5" officeooo:paragraph-rsid="00116de5"/>
    </style:style>
    <style:style style:name="P5" style:family="paragraph" style:parent-style-name="Standard" style:list-style-name="L1">
      <style:text-properties officeooo:rsid="00135123" officeooo:paragraph-rsid="00135123"/>
    </style:style>
    <style:style style:name="P6" style:family="paragraph" style:parent-style-name="Standard">
      <style:text-properties officeooo:rsid="00135123" officeooo:paragraph-rsid="00135123"/>
    </style:style>
    <style:style style:name="P7" style:family="paragraph" style:parent-style-name="Standard" style:list-style-name="L1">
      <style:text-properties officeooo:rsid="0014f0d4" officeooo:paragraph-rsid="0014f0d4"/>
    </style:style>
    <style:style style:name="P8" style:family="paragraph" style:parent-style-name="Standard">
      <style:text-properties officeooo:rsid="0014f0d4" officeooo:paragraph-rsid="0014f0d4"/>
    </style:style>
    <style:style style:name="P9" style:family="paragraph" style:parent-style-name="Standard" style:list-style-name="L1">
      <style:text-properties officeooo:rsid="0015aae5" officeooo:paragraph-rsid="0015aae5"/>
    </style:style>
    <style:style style:name="P10" style:family="paragraph" style:parent-style-name="Standard">
      <style:text-properties officeooo:rsid="0015aae5" officeooo:paragraph-rsid="0015aae5"/>
    </style:style>
    <style:style style:name="P11" style:family="paragraph" style:parent-style-name="Standard">
      <style:text-properties officeooo:rsid="00171bb7" officeooo:paragraph-rsid="00171bb7"/>
    </style:style>
    <style:style style:name="P12" style:family="paragraph" style:parent-style-name="Standard" style:list-style-name="L2">
      <style:text-properties officeooo:rsid="00171bb7" officeooo:paragraph-rsid="00171b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text:line-break/></text:p>
      <text:list xml:id="list3943116910" text:style-name="L1">
        <text:list-item>
          <text:p text:style-name="P2">Do you know about Venture Economics? How far back does it go? Trying to figure out why Gompers &amp; Lerner 2005 uses it in addition to Venture One…</text:p>
        </text:list-item>
        <text:list-item>
          <text:p text:style-name="P3">Data on IPOs – or just ask them about how to think about figuring out which firms in Compustat were originally spinouts (e.g. if want to understand by linking to Venture Source, need to take into account the fact that that only captures Venture Backed startups – so need to only look at venture-backed Compustat firms in the denominator, no? </text:p>
        </text:list-item>
        <text:list-item>
          <text:p text:style-name="P3">How much would it cost to get more info from the dataset?</text:p>
          <text:list>
            <text:list-item>
              <text:p text:style-name="P5">Valuations</text:p>
            </text:list-item>
            <text:list-item>
              <text:p text:style-name="P5">Revenue</text:p>
              <text:list>
                <text:list-item>
                  <text:p text:style-name="P9">Not great, not easy to get for private companies </text:p>
                </text:list-item>
                <text:list-item>
                  <text:p text:style-name="P9">25.8% of companies have revenue information (maybe a bit different in US)</text:p>
                </text:list-item>
              </text:list>
            </text:list-item>
            <text:list-item>
              <text:p text:style-name="P5">Product</text:p>
              <text:list>
                <text:list-item>
                  <text:p text:style-name="P9">Not for majority of companies</text:p>
                </text:list-item>
                <text:list-item>
                  <text:p text:style-name="P9">Business description is there for most companies</text:p>
                </text:list-item>
              </text:list>
            </text:list-item>
          </text:list>
        </text:list-item>
        <text:list-item>
          <text:p text:style-name="P7">Indutry codes – why does this appear in the “Deals” database only? Not sure I understand how this works</text:p>
          <text:list>
            <text:list-item>
              <text:p text:style-name="P9">Industry codes, own taxonomy</text:p>
            </text:list-item>
            <text:list-item>
              <text:p text:style-name="P9">Valuations </text:p>
              <text:list>
                <text:list-item>
                  <text:p text:style-name="P9">Self reported </text:p>
                </text:list-item>
                <text:list-item>
                  <text:p text:style-name="P9">Partnership with Sand Hill Econometrics – estimate post money valuations</text:p>
                </text:list-item>
                <text:list-item>
                  <text:p text:style-name="P9">%age of valuations from companies and investors is about 20% for US companies</text:p>
                </text:list-item>
                <text:list-item>
                  <text:p text:style-name="P9">Estimated one have close to 70%</text:p>
                </text:list-item>
                <text:list-item>
                  <text:p text:style-name="P9">Quite accurate for </text:p>
                </text:list-item>
              </text:list>
            </text:list-item>
          </text:list>
        </text:list-item>
      </text:list>
      <text:p text:style-name="P10"/>
      <text:p text:style-name="P11">Pricing</text:p>
      <text:p text:style-name="P11"/>
      <text:list xml:id="list2038995502" text:style-name="L2">
        <text:list-item>
          <text:p text:style-name="P12">$10k for Management info</text:p>
        </text:list-item>
        <text:list-item>
          <text:p text:style-name="P12">By every 10 years, or every 5 years</text:p>
        </text:list-item>
      </text:list>
      <text:p text:style-name="P11"/>
      <text:p text:style-name="P11"/>
      <text:p text:style-name="P8"/>
      <text:p text:style-name="P8"/>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08:48:34.087373896</meta:creation-date>
    <dc:date>2018-12-21T08:56:13.830309213</dc:date>
    <meta:editing-duration>PT22H54M37S</meta:editing-duration>
    <meta:editing-cycles>4</meta:editing-cycles>
    <meta:generator>LibreOffice/6.0.7.3$Linux_X86_64 LibreOffice_project/00m0$Build-3</meta:generator>
    <meta:document-statistic meta:table-count="0" meta:image-count="0" meta:object-count="0" meta:page-count="1" meta:paragraph-count="22" meta:word-count="224" meta:character-count="1217" meta:non-whitespace-character-count="1025"/>
  </office:meta>
</office:document-meta>
</file>